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f442" officeooo:paragraph-rsid="0001f442"/>
    </style:style>
    <style:style style:name="P2" style:family="paragraph" style:parent-style-name="Standard">
      <style:text-properties fo:font-weight="bold" officeooo:rsid="0001f442" officeooo:paragraph-rsid="0001f442"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officeooo:rsid="0001f442"/>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ACUERDO DE CONFIDENCIALIDAD</text:p>
      <text:p text:style-name="Standard"/>
      <text:p text:style-name="Standard">Entre: <text:span text:style-name="T1">Miembros del equipo investigativo SAT-Dengue</text:span></text:p>
      <text:p text:style-name="Standard"/>
      <text:p text:style-name="Standard">[Nombre de la Institución Investigadora], con domicilio en [Dirección], representada por [Nombre del Investigador Principal], en adelante "La Institución", y</text:p>
      <text:p text:style-name="Standard"/>
      <text:p text:style-name="Standard">**[Nombre de la Entidad Colaboradora o Persona],** con domicilio en [Dirección], en adelante "El Colaborador,"</text:p>
      <text:p text:style-name="Standard"/>
      <text:p text:style-name="Standard">**En relación con:**</text:p>
      <text:p text:style-name="Standard"/>
      <text:p text:style-name="Standard">El proyecto de investigación titulado **"[Título del Proyecto]"** (en adelante, "El Proyecto"), que utiliza datos meteorológicos abiertos y de acceso público proporcionados por el Instituto de Hidrología, Meteorología y Estudios Ambientales (IDEAM), el proyecto Antioquia Mira Su Cielo, y Fedearroz, así como datos sobre afectaciones por una enfermedad viral en Caucasia suministrados por la Secretaría de Salud de este municipio.</text:p>
      <text:p text:style-name="Standard"/>
      <text:p text:style-name="Standard">**Consideraciones:**</text:p>
      <text:p text:style-name="Standard"/>
      <text:p text:style-name="P3">1. Objeto del Acuerdo: <text:s/></text:p>
      <text:p text:style-name="Standard"><text:s text:c="3"/>El presente Acuerdo de Confidencialidad tiene como objetivo proteger la integridad y confidencialidad de la información sensible obtenida durante El Proyecto, en particular los datos de salud de la población de Caucasia, sin perjuicio de las políticas de ciencia abierta de la UNESCO.</text:p>
      <text:p text:style-name="Standard"/>
      <text:p text:style-name="P3">2. Datos Utilizados: <text:s/></text:p>
      <text:p text:style-name="Standard"><text:s text:c="2"/><text:span text:style-name="T2"><text:s/>- Datos Meteorológicos:</text:span> Los datos meteorológicos utilizados en El Proyecto son de acceso público y han sido proporcionados por el IDEAM, el proyecto Antioquia Mira Su Cielo y Fedearroz. <text:s/></text:p>
      <text:p text:style-name="Standard"><text:s text:c="3"/><text:span text:style-name="T2">- Datos de Salud:</text:span> Los datos sobre afectaciones por una enfermedad viral en Caucasia han sido proporcionados por la Secretaría de Salud de este municipio y se manejarán con la debida confidencialidad.</text:p>
      <text:p text:style-name="Standard"/>
      <text:p text:style-name="Standard">3. **Confidencialidad:** <text:s/></text:p>
      <text:p text:style-name="Standard"><text:s text:c="3"/>- El Colaborador se compromete a no divulgar, directa o indirectamente, cualquier dato de salud individual o información sensible obtenida de la Secretaría de Salud de Caucasia a terceros sin el consentimiento previo por escrito de La Institución.</text:p>
      <text:p text:style-name="Standard"><text:s text:c="3"/>- La información obtenida de fuentes públicas, como los datos meteorológicos, podrá ser compartida y publicada en conformidad con las políticas de ciencia abierta, siempre y cuando no comprometa la privacidad de los datos de salud individuales.</text:p>
      <text:p text:style-name="Standard"/>
      <text:p text:style-name="Standard">4. **Divulgación de Resultados y Metodologías:** <text:s/></text:p>
      <text:p text:style-name="Standard"><text:s text:c="3"/>- Las metodologías para la obtención de datos meteorológicos, preprocesamiento, modelación y medida de desempeño de modelos serán publicadas diariamente en el canal de YouTube DiMathData ([https://www.youtube.com/@MARDATA](https://www.youtube.com/@MARDATA)) y a través del repositorio en la red social GitHub ([https://github.com/marco-canas/didactica_ciencia_datos](https://github.com/marco-canas/didactica_ciencia_datos)).</text:p>
      <text:p text:style-name="Standard"><text:soft-page-break/><text:s text:c="3"/>- Los resultados obtenidos durante El Proyecto serán divulgados en conformidad con las políticas de ciencia abierta, garantizando el acceso libre y abierto a los datos y herramientas desarrolladas.</text:p>
      <text:p text:style-name="Standard"/>
      <text:p text:style-name="Standard">5. **Duración:** <text:s/></text:p>
      <text:p text:style-name="Standard"><text:s text:c="3"/>El presente Acuerdo tendrá una vigencia de [indicar tiempo, por ejemplo, "un año desde la fecha de su firma"] y podrá ser renovado mediante acuerdo mutuo entre las partes.</text:p>
      <text:p text:style-name="Standard"/>
      <text:p text:style-name="Standard">6. **Ley Aplicable:** <text:s/></text:p>
      <text:p text:style-name="Standard"><text:s text:c="3"/>Este Acuerdo de Confidencialidad se regirá por las leyes de [indicar jurisdicción, por ejemplo, "Colombia"] y cualquier disputa derivada del mismo será resuelta en los tribunales de [indicar jurisdicción].</text:p>
      <text:p text:style-name="Standard"/>
      <text:p text:style-name="Standard">**Firmado el [fecha] en [lugar].**</text:p>
      <text:p text:style-name="Standard"/>
      <text:p text:style-name="Standard">**[Nombre del Investigador Principal]** <text:s/></text:p>
      <text:p text:style-name="Standard">**[Título del Investigador Principal]** <text:s/></text:p>
      <text:p text:style-name="Standard">**[Nombre de la Institución Investigadora]**</text:p>
      <text:p text:style-name="Standard"/>
      <text:p text:style-name="Standard">**[Nombre del Colaborador]** <text:s/></text:p>
      <text:p text:style-name="Standard">**[Título del Colaborador]** <text:s/></text:p>
      <text:p text:style-name="Standard">**[Nombre de la Entidad Colaboradora o Persona]**</text:p>
      <text:p text:style-name="Standard"/>
      <text:p text:style-name="Standard">---</text:p>
      <text:p text:style-name="Standard"/>
      <text:p text:style-name="Standard">Este acuerdo protege la confidencialidad de los datos sensibles mientras permite la divulgación abierta de metodologías y resultados conforme a las políticas de ciencia abierta. <text:s/></text:p>
      <text:p text:style-name="Standard"/>
      <text:p text:style-name="Standard"/>
      <text:p text:style-name="P2">Establecimiento de límites para la convivencia y apoyo en equipo <text:s/></text:p>
      <text:p text:style-name="P2"/>
      <text:p text:style-name="P2">1. La dedicación según mi plan de trabajo es de 2 horas por semana al proyecto Sat- Dengue <text:s/></text:p>
      <text:p text:style-name="P2"/>
      <text:p text:style-name="P2"/>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4:13.743263445</meta:creation-date>
    <dc:date>2024-09-11T12:02:22.941645723</dc:date>
    <meta:editing-duration>PT2H13M34S</meta:editing-duration>
    <meta:editing-cycles>5</meta:editing-cycles>
    <meta:generator>LibreOffice/24.2.6.2$Linux_X86_64 LibreOffice_project/8e9a753d9daaea75c34b417ba1bdf556bf2fc5b3</meta:generator>
    <meta:document-statistic meta:table-count="0" meta:image-count="0" meta:object-count="0" meta:page-count="2" meta:paragraph-count="33" meta:word-count="517" meta:character-count="3772" meta:non-whitespace-character-count="3233"/>
  </office:meta>
</office:document-meta>
</file>